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3.4cm" svg:height="1.5cm" svg:x="1.5cm" svg:y="4.2cm">
          <text:p text:style-name="P1">WebPort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1.5cm" svg:x="1.499cm" svg:y="5.999cm"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1.5cm" svg:x="1.498cm" svg:y="7.898cm">
          <text:p text:style-name="P1">Monito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2cm" svg:height="8.8cm" svg:x="5.8cm" svg:y="1.9cm">
          <text:p text:style-name="P1">DIRAC</text:p>
          <text:p text:style-name="P1">SBK Servi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1.1cm" svg:x="6.5cm" svg:y="4.2cm">
          <text:p text:style-name="P1">doSomething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cm" svg:height="1.1cm" svg:x="6.499cm" svg:y="6.099cm">
          <text:p text:style-name="P1">getSomeData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cm" svg:height="1.1cm" svg:x="6.498cm" svg:y="8.098cm">
          <text:p text:style-name="P1">getSomeElse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cm" svg:height="1.1cm" svg:x="6.498cm" svg:y="6.098cm">
          <text:p text:style-name="P1">getSomeData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2cm" svg:height="11.901cm" svg:x="13.299cm" svg:y="1.899cm">
          <text:p text:style-name="P1">Manag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3.5cm" svg:x="13.9cm" svg:y="3.6cm">
          <text:p text:style-name="P1">Si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1.1cm" svg:x="14.099cm" svg:y="4.599cm">
          <text:p text:style-name="P1">getSite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cm" svg:height="1.1cm" svg:x="14.098cm" svg:y="5.798cm">
          <text:p text:style-name="P1">getName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2cm" svg:height="3.5cm" svg:x="13.899cm" svg:y="7.599cm">
          <text:p text:style-name="P1">fullsim_jo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1.1cm" svg:x="14.098cm" svg:y="8.598cm">
          <text:p text:style-name="P1">getJob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cm" svg:height="1.1cm" svg:x="14.097cm" svg:y="9.797cm">
          <text:p text:style-name="P1">getJobDetails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Santeramo</meta:initial-creator>
    <meta:creation-date>2013-10-12T10:59:03</meta:creation-date>
    <dc:date>2013-10-14T16:02:45</dc:date>
    <dc:creator>Bruno Santeramo</dc:creator>
    <meta:editing-duration>PT25M52S</meta:editing-duration>
    <meta:editing-cycles>3</meta:editing-cycles>
    <meta:generator>LibreOffice/3.5$Linux_X86_64 LibreOffice_project/350m1$Build-2</meta:generator>
    <meta:document-statistic meta:object-count="15"/>
  </office:meta>
</office:document-meta>
</file>